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Handler.start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kip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ffectWidgetReplacingPipe.getRequiredAttributeValue( String loc , Attributes attrs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idgetHandler.start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Handler.getWid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andler.startElement( String uri , String loc , String raw , Attributes attr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AggregateWidgetHandler.getWid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ooseHandler.start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ylingContentHandl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ooseHandler.nestedElement( String uri , String loc , String raw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ffectWidgetReplacingPipe.hasPrefixMapping( String uri ,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ffectWidgetReplacingPipe.translateAttributes( Attributes attributes , String [ ] 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eaterWidgetHandler.start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ffectWidgetReplacingPipe.getLexic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Handler.start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inuationId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ffectWidgetReplacingPipe.init( Widget contextWidget , FormsPipelineConfig pip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erWidgetLabel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idgetLabel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idationErrorHandler.endElement( String uri , String loc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inuationIdHandl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Handler.nestedElement( String uri , String loc , String raw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ffectWidgetReplacingPipe.endPrefixMapping( String 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wHandler.nested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oose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Handler.nestedElement( String uri , String loc , String raw , Attributes att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uctHandler.getWid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Handler.getWid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Handler.getWid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WidgetLabelHandler.start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eaterRowsHandler.nested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IdHandler.start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eater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Handler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WidgetReplacingPipe.setWidget( String loc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WidgetReplacingPipe.EffectWidgetReplacingPi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lassHandler.nested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ingContentHandl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dgetHandler.nestedElement( String uri , String loc , String raw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up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ingContentHandler.setSaxFragment( SaxBuffer sax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WidgetReplacingPip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Handler.getWid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sHandler.endElement( String uri , String loc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uctHandler.getWid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rrorHandler.nested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WidgetReplacingPipe.setTypedWidget( String loc , Attributes attrs , Class wclass , String 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dgetLabelHandler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ffectWidgetReplacingPipe.isVisible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Size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eaterSizeHandler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ffectWidgetReplacingPipe.startPrefixMapping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ffectWidgetReplacingPipe.setWidget( String loc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ylingContentHandl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erWidgetHandler.endElement( String uri , String loc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ewHandler.start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nionPassThruHandler.nestedElement( String uri , String loc , String raw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oosePassThruHandler.nestedElement( String uri , String loc , String raw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Handler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eWidgetHandler.getWid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WidgetHandler.nested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Handler.getWid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WidgetReplacingPipe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WidgetReplacingPipe.getAttributeValue( String loc , Attributes attrs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Handl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erHandler.getWid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Handl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kipHandler.startElement( String uri , String loc , String raw , 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RowsHandler.startElement( String uri , String loc , String raw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Handler.nestedElement( String uri , String loc , String raw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